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bold" officeooo:rsid="0002600b" officeooo:paragraph-rsid="0002600b"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2600b" officeooo:paragraph-rsid="0002600b" style:font-weight-asian="normal" style:font-weight-complex="normal"/>
    </style:style>
    <style:style style:name="P3" style:family="paragraph" style:parent-style-name="Standard">
      <style:text-properties fo:font-weight="bold" officeooo:rsid="0006b6a0" officeooo:paragraph-rsid="00114878" style:font-weight-asian="bold" style:font-weight-complex="bold"/>
    </style:style>
    <style:style style:name="P4" style:family="paragraph" style:parent-style-name="Standard">
      <style:text-properties fo:font-weight="bold" officeooo:rsid="0002600b" officeooo:paragraph-rsid="0002600b" style:font-weight-asian="bold" style:font-weight-complex="bold"/>
    </style:style>
    <style:style style:name="P5" style:family="paragraph" style:parent-style-name="Standard">
      <style:text-properties fo:font-weight="bold" officeooo:rsid="00114878" officeooo:paragraph-rsid="00114878" style:font-weight-asian="bold" style:font-weight-complex="bold"/>
    </style:style>
    <style:style style:name="P6" style:family="paragraph" style:parent-style-name="Standard">
      <style:text-properties fo:font-weight="bold" officeooo:rsid="001d4605" officeooo:paragraph-rsid="001d4605" style:font-weight-asian="bold" style:font-weight-complex="bold"/>
    </style:style>
    <style:style style:name="P7" style:family="paragraph" style:parent-style-name="Standard">
      <style:text-properties style:text-underline-style="none" fo:font-weight="normal" officeooo:rsid="00050235" officeooo:paragraph-rsid="0002600b" style:font-weight-asian="normal" style:font-weight-complex="normal"/>
    </style:style>
    <style:style style:name="P8" style:family="paragraph" style:parent-style-name="Standard">
      <style:text-properties style:text-underline-style="none" fo:font-weight="normal" officeooo:rsid="000812bb" officeooo:paragraph-rsid="0009bbb9" style:font-weight-asian="normal" style:font-weight-complex="normal"/>
    </style:style>
    <style:style style:name="P9" style:family="paragraph" style:parent-style-name="Standard">
      <style:text-properties style:text-underline-style="none" fo:font-weight="normal" officeooo:rsid="0009bbb9" officeooo:paragraph-rsid="0009bbb9" style:font-weight-asian="normal" style:font-weight-complex="normal"/>
    </style:style>
    <style:style style:name="P10" style:family="paragraph" style:parent-style-name="Standard">
      <style:text-properties style:text-underline-style="none" fo:font-weight="normal" officeooo:rsid="0012c51e" officeooo:paragraph-rsid="0012c51e" style:font-weight-asian="normal" style:font-weight-complex="normal"/>
    </style:style>
    <style:style style:name="P11" style:family="paragraph" style:parent-style-name="Standard">
      <style:text-properties style:text-underline-style="none" fo:font-weight="normal" officeooo:rsid="001f26b4" officeooo:paragraph-rsid="001f26b4" style:font-weight-asian="normal" style:font-weight-complex="normal"/>
    </style:style>
    <style:style style:name="P12" style:family="paragraph" style:parent-style-name="Standard">
      <style:text-properties fo:font-weight="normal" officeooo:rsid="00151c26" officeooo:paragraph-rsid="00151c26" style:font-weight-asian="normal" style:font-weight-complex="normal"/>
    </style:style>
    <style:style style:name="P13" style:family="paragraph" style:parent-style-name="Standard">
      <style:text-properties fo:font-weight="normal" officeooo:rsid="001d4605" officeooo:paragraph-rsid="001d4605"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b6c27" officeooo:paragraph-rsid="000db2f7"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0b6c27" officeooo:paragraph-rsid="00114878"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14878" officeooo:paragraph-rsid="00114878"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23950" officeooo:paragraph-rsid="00123950"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2734f" officeooo:paragraph-rsid="0012734f"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12c51e" officeooo:paragraph-rsid="0012c51e"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183fd8" officeooo:paragraph-rsid="00183fd8"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1bcc54" officeooo:paragraph-rsid="001bcc54"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1f26b4" officeooo:paragraph-rsid="001f26b4"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20b0b9" officeooo:paragraph-rsid="0020b0b9"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214f18" officeooo:paragraph-rsid="00214f18"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224d87" officeooo:paragraph-rsid="00224d87"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2345b3" officeooo:paragraph-rsid="002345b3"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23a5f1" officeooo:paragraph-rsid="0023a5f1"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23c1ed" officeooo:paragraph-rsid="0023c1ed"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02525de" officeooo:paragraph-rsid="002525de"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259f77" officeooo:paragraph-rsid="00259f77"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26bdc4" officeooo:paragraph-rsid="0026bdc4"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224d87" officeooo:paragraph-rsid="00224d87" style:font-weight-asian="bold" style:font-weight-complex="bold"/>
    </style:style>
    <style:style style:name="P33" style:family="paragraph" style:parent-style-name="Preformatted_20_Text">
      <style:text-properties style:text-underline-style="solid" style:text-underline-width="auto" style:text-underline-color="font-color" fo:font-weight="normal" officeooo:rsid="00214f18" officeooo:paragraph-rsid="00214f18" style:font-weight-asian="normal" style:font-weight-complex="normal"/>
    </style:style>
    <style:style style:name="P34" style:family="paragraph" style:parent-style-name="Preformatted_20_Text">
      <style:paragraph-properties fo:margin-top="0in" fo:margin-bottom="0.1965in" loext:contextual-spacing="false"/>
    </style:style>
    <style:style style:name="T1" style:family="text">
      <style:text-properties style:text-underline-style="none"/>
    </style:style>
    <style:style style:name="T2" style:family="text">
      <style:text-properties style:text-underline-style="none" officeooo:rsid="00050235"/>
    </style:style>
    <style:style style:name="T3" style:family="text">
      <style:text-properties style:text-underline-style="none" officeooo:rsid="000db2f7"/>
    </style:style>
    <style:style style:name="T4" style:family="text">
      <style:text-properties style:text-underline-style="none" officeooo:rsid="000ded96"/>
    </style:style>
    <style:style style:name="T5" style:family="text">
      <style:text-properties style:text-underline-style="none" officeooo:rsid="000f8361"/>
    </style:style>
    <style:style style:name="T6" style:family="text">
      <style:text-properties style:text-underline-style="none" officeooo:rsid="000bdd5b"/>
    </style:style>
    <style:style style:name="T7" style:family="text">
      <style:text-properties style:text-underline-style="none" officeooo:rsid="0010af80"/>
    </style:style>
    <style:style style:name="T8" style:family="text">
      <style:text-properties style:text-underline-style="none" officeooo:rsid="00114878"/>
    </style:style>
    <style:style style:name="T9" style:family="text">
      <style:text-properties style:text-underline-style="none" officeooo:rsid="00123950"/>
    </style:style>
    <style:style style:name="T10" style:family="text">
      <style:text-properties style:text-underline-style="none" officeooo:rsid="00193dab"/>
    </style:style>
    <style:style style:name="T11" style:family="text">
      <style:text-properties style:text-underline-style="none" officeooo:rsid="001aba51"/>
    </style:style>
    <style:style style:name="T12" style:family="text">
      <style:text-properties style:text-underline-style="none" officeooo:rsid="001d5371"/>
    </style:style>
    <style:style style:name="T13" style:family="text">
      <style:text-properties style:text-underline-style="none" officeooo:rsid="00255b1f"/>
    </style:style>
    <style:style style:name="T14" style:family="text">
      <style:text-properties style:text-underline-style="none" officeooo:rsid="0028a337"/>
    </style:style>
    <style:style style:name="T15" style:family="text">
      <style:text-properties style:text-underline-style="solid" style:text-underline-width="auto" style:text-underline-color="font-color" officeooo:rsid="0009bbb9"/>
    </style:style>
    <style:style style:name="T16" style:family="text">
      <style:text-properties officeooo:rsid="00114878"/>
    </style:style>
    <style:style style:name="T17" style:family="text">
      <style:text-properties officeooo:rsid="0014125b"/>
    </style:style>
    <style:style style:name="T18" style:family="text">
      <style:text-properties officeooo:rsid="00170e19"/>
    </style:style>
    <style:style style:name="T19" style:family="text">
      <style:text-properties officeooo:rsid="0028d1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DO:</text:p>
      <text:p text:style-name="P3"><text:span text:style-name="T16">1)</text:span> explain everything here….</text:p>
      <text:p text:style-name="P1"/>
      <text:p text:style-name="P5">2) Write a summary of all the functional functions here</text:p>
      <text:p text:style-name="P1"/>
      <text:p text:style-name="P6">3) Maybe this</text:p>
      <text:p text:style-name="P13">https://www.youtube.com/watch?v=b0EF0VTs9Dc</text:p>
      <text:p text:style-name="P5">============================================</text:p>
      <text:p text:style-name="P1">funfunfunction’s Functional Programming in JavaScript</text:p>
      <text:p text:style-name="P1"/>
      <text:p text:style-name="P12">in functional programming the goals are immutability to reduce bugs. Minimal application state. Composability. <text:span text:style-name="T18">The high level aspect of functional programming should reduce amount of logic the prorgammer has to have in their code in the long run.</text:span></text:p>
      <text:p text:style-name="P1"/>
      <text:p text:style-name="P2">higher order function<text:span text:style-name="T1">: </text:span></text:p>
      <text:p text:style-name="P2"><text:span text:style-name="T1"><text:s/></text:span><text:span text:style-name="T2">function that takes another function as input </text:span></text:p>
      <text:p text:style-name="P7"/>
      <text:p text:style-name="P8"><text:span text:style-name="T15">Currying:</text:span></text:p>
      <text:p text:style-name="P9">function takes an argument and returns a function that takes an argument and so forth until all arguments are passed in. Final function in the chain has the ability to use all arguments previously passed to do something.</text:p>
      <text:p text:style-name="P9"/>
      <text:p text:style-name="P14">Functor:</text:p>
      <text:p text:style-name="P15"><text:span text:style-name="T3">an object with a function that </text:span><text:span text:style-name="T1">takes a value (ex: string, array) and function. </text:span><text:span text:style-name="T4">Arra</text:span><text:span text:style-name="T5">y</text:span><text:span text:style-name="T1"> is a functor </text:span><text:span text:style-name="T5">because of Map, but NOT because of </text:span><text:span text:style-name="T6">forEac</text:span><text:span text:style-name="T5">h as </text:span><text:span text:style-name="T6">it does not return a value in a structured form.</text:span></text:p>
      <text:p text:style-name="P15"><text:span text:style-name="T6"/></text:p>
      <text:p text:style-name="P16"><text:span text:style-name="T6">C</text:span><text:span text:style-name="T1">riteria to be a functor</text:span></text:p>
      <text:p text:style-name="P15"><text:span text:style-name="T8">1)</text:span><text:span text:style-name="T6"> </text:span><text:span text:style-name="T7">There must be a transformation of the values.</text:span></text:p>
      <text:p text:style-name="P16"><text:span text:style-name="T7">2</text:span><text:span text:style-name="T1">) </text:span><text:span text:style-name="T9">The form should not change. If an array of length three is inputted, an array of length three must be outputted</text:span></text:p>
      <text:p text:style-name="P19"><text:span text:style-name="T1">3) Must return a functor so we can change calls, ex:</text:span></text:p>
      <text:p text:style-name="P19"><text:span text:style-name="T1">arr.map(blah).map(blah)</text:span></text:p>
      <text:p text:style-name="P17"><text:span text:style-name="T1"/></text:p>
      <text:p text:style-name="P18"><text:span text:style-name="T1">Functors should be generic so they work on arrays, strings, promises, etc.</text:span></text:p>
      <text:p text:style-name="P14"/>
      <text:p text:style-name="P10">In essence a functor is a method that implements a function that uses ma<text:span text:style-name="T17">p.</text:span></text:p>
      <text:p text:style-name="P14"><text:span text:style-name="T6"/></text:p>
      <text:p text:style-name="P14"><text:span text:style-name="T6"/></text:p>
      <text:p text:style-name="P20">Streams:</text:p>
      <text:p text:style-name="P20"><text:span text:style-name="T1">are functors </text:span><text:span text:style-name="T10">but on pieces of data, </text:span><text:span text:style-name="T11">ex: names</text:span></text:p>
      <text:p text:style-name="P20"><text:span text:style-name="T11"/></text:p>
      <text:p text:style-name="P21">Monad:</text:p>
      <text:p text:style-name="P21"><text:span text:style-name="T12">Promise.</text:span><text:span text:style-name="T1">then is a monad. A monad is something that implements flatMap – it takes a stream value and “flattens” it</text:span></text:p>
      <text:p text:style-name="P21"><text:span text:style-name="T1"/></text:p>
      <text:p text:style-name="P22"><text:span text:style-name="T1">---------------------------------------------------review of functions-------------------------------</text:span></text:p>
      <text:p text:style-name="P22">filter() </text:p>
      <text:p text:style-name="P11">creates a new array with all elements that pass the test implemented by a provided function</text:p>
      <text:p text:style-name="P11"/>
      <text:p text:style-name="P23"><text:soft-page-break/>map()</text:p>
      <text:p text:style-name="P23"><text:span text:style-name="T1">creates a new array with the results of calling a provided function on every element in the calling array</text:span></text:p>
      <text:p text:style-name="P23"><text:span text:style-name="T1"/></text:p>
      <text:p text:style-name="P24">reduce<text:span text:style-name="T1">: </text:span></text:p>
      <text:p text:style-name="P24"><text:span text:style-name="T1">applies a function against an accumulator (argument that accumulates) to produce a single value . </text:span><text:span text:style-name="T14">*** THIS IS THE ONE TO USE IF YOU NONE ELSE WORK ***</text:span></text:p>
      <text:p text:style-name="P24"><text:span text:style-name="T1"/></text:p>
      <text:p text:style-name="P33"><text:span text:style-name="Source_20_Text"><text:span text:style-name="T1">const sum = [0, 1, 2, 3].reduce(function(acc, val) {</text:span></text:span></text:p>
      <text:p text:style-name="Preformatted_20_Text"><text:span text:style-name="Source_20_Text"><text:s text:c="2"/>return acc + val;</text:span></text:p>
      <text:p text:style-name="P34"><text:span text:style-name="Source_20_Text">}, 0); //</text:span><text:span text:style-name="Source_20_Text"><text:span text:style-name="T19">0 being the initial value of the accumulator</text:span></text:span></text:p>
      <text:p text:style-name="P27"><text:span text:style-name="T1">===============================================================</text:span></text:p>
      <text:p text:style-name="P32"><text:span text:style-name="T1">Transforming fact searching code…</text:span></text:p>
      <text:p text:style-name="P25"><text:span text:style-name="T1">instead of using the “in” key word and for loops to filter for composer, can use the filter() function</text:span></text:p>
      <text:p text:style-name="P31"><text:span text:style-name="T1">^ can’t use filter unless change from map to object...</text:span></text:p>
      <text:p text:style-name="P26"><text:span text:style-name="T1">-deleting elements from query object???</text:span></text:p>
      <text:p text:style-name="P26"><text:span text:style-name="T1"/></text:p>
      <text:p text:style-name="P27"><text:span text:style-name="T1">-why is query[“composer”] lucky???</text:span></text:p>
      <text:p text:style-name="P27"><text:span text:style-name="T1"/></text:p>
      <text:p text:style-name="P28"><text:span text:style-name="T1">-no more for of loops</text:span></text:p>
      <text:p text:style-name="P28"><text:span text:style-name="T1"/></text:p>
      <text:p text:style-name="P29"><text:span text:style-name="T1">-check for !== undefined, </text:span><text:span text:style-name="T13">safer than assuming false</text:span></text:p>
      <text:p text:style-name="P30"><text:span text:style-name="T13">-</text:span><text:span text:style-name="T1">put variables at top of scope, the tracing is getting too h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23:20:17.068598044</meta:creation-date>
    <meta:generator>LibreOffice/5.2.6.2$Linux_X86_64 LibreOffice_project/20$Build-2</meta:generator>
    <dc:date>2017-05-28T21:03:16.630565741</dc:date>
    <meta:editing-duration>P2DT23H19M39S</meta:editing-duration>
    <meta:editing-cycles>35</meta:editing-cycles>
    <meta:document-statistic meta:table-count="0" meta:image-count="0" meta:object-count="0" meta:page-count="2" meta:paragraph-count="44" meta:word-count="415" meta:character-count="2622" meta:non-whitespace-character-count="2244"/>
  </office:meta>
</office:document-meta>
</file>